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Appendix</text:p>
      <text:h text:style-name="Compound_20_Title_20_2" text:outline-level="1"><text:toc-mark text:string-value="Appendix: Random Notes" text:outline-level="1"/>Random Notes</text:h>
      <text:section text:style-name="Sect1" text:name="Section1">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p text:style-name="Text_20_body"/>
        <text:p text:style-name="Text_20_body">Last verse of Paul Simon’s “Call Me Al”:</text:p>
        <text:p text:style-name="Quotations">A man walks down the street<text:line-break/>It's a street in a strange world<text:line-break/>Maybe it's the Third World<text:line-break/>Maybe it's his first time around<text:line-break/>He doesn't speak the language<text:line-break/>He holds no currency<text:line-break/>He is a foreign man<text:line-break/>He is surrounded by the sound<text:line-break/>The sound<text:line-break/>Cattle in the marketplace<text:line-break/>Scatterlings and orphanages<text:line-break/>He looks around, around<text:line-break/><text:soft-page-break/>He sees angels in the architecture<text:line-break/>Spinning in infinity<text:line-break/>He says Amen and Hallelujah!</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text:soft-page-break/>not to say we think it is a wise activity.</text:p>
        <text:p text:style-name="P2">Eristic Avatars are sent down into Reality, the 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1560010770" text:style-name="L1">
          <text:list-item>
            <text:p text:style-name="P8">The Military Order of THE KNIGHTS OF THE FIVE SIDED TEMPLE. This is for all of the soldiers and bureaucrats of the world. [Apple]</text:p>
          </text:list-item>
          <text:list-item>
            <text:p text:style-name="P8">The Political Order of THE PARTY FOR <text:soft-page-break/>WAR ON EVIL. This is reserved for lawmakers, censors, and like ilk. [Anvil]</text:p>
          </text:list-item>
          <text:list-item>
            <text:p text:style-name="P8">The Academic Order of THE HEMLOCK FELLOWSHIP. They commonly inhabit schools and universities, and dominate many of them. [Archway]</text:p>
          </text:list-item>
          <text:list-item>
            <text:p text:style-name="P8">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1-06-02T22:42:01</dc:date>
    <meta:editing-duration>PT12M24S</meta:editing-duration>
    <meta:editing-cycles>13</meta:editing-cycles>
    <meta:generator>OpenOffice.org/3.3$Unix OpenOffice.org_project/330m20$Build-9567</meta:generator>
    <dc:creator>Hugh Greene</dc:creator>
    <meta:document-statistic meta:table-count="0" meta:image-count="1" meta:object-count="0" meta:page-count="4" meta:paragraph-count="129" meta:word-count="2417" meta:character-count="13785"/>
    <meta:user-defined meta:name="Info 1"/>
    <meta:user-defined meta:name="Info 2"/>
    <meta:user-defined meta:name="Info 3"/>
    <meta:user-defined meta:name="Info 4"/>
    <meta:template xlink:type="simple" xlink:actuate="onRequest" xlink:title="Discordians" xlink:href="../Discordians.ott" meta:date="2010-08-14T23:20:20"/>
  </office:meta>
</office:document-meta>
</file>